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ObjectEditor.setFileSystemManager( FileSystemManager fileSystem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ObjectEditor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ObjectEditor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ObjectEditor.getFileSystem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ObjectEditor.getFileObje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